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BooleanEditor.setAsText( @ Nullable String tex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ustomBooleanEditor.CustomBooleanEditor( boolean allowEmp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BooleanEditor.CustomBooleanEditor( @ Nullable String trueString , @ Nullable String falseString , boolean allowEmp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BooleanEditor.getAsT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